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Andale Mono WT', 'Andale Mono', 'Lucida Console', 'Lucida Sans Typewriter', 'DejaVu Sans Mono', 'Bitstream Vera Sans Mono', 'Liberation Mono', 'Nimbus Mono L', 'Courier New', Courier, monospace"/>
    <style:font-face style:name="Lohit Devanagari1" svg:font-family="'Lohit Devanagari'"/>
    <style:font-face style:name="Merriweather Sans" svg:font-family="'Merriweather Sans', sans-serif"/>
    <style:font-face style:name="Montserrat" svg:font-family="Montserrat, sans-serif"/>
    <style:font-face style:name="inherit" svg:font-family="inherit"/>
    <style:font-face style:name="system-ui" svg:font-family="system-ui, apple-system, BlinkMacSystemFont, 'Segoe UI', Ubuntu, Roboto, 'Noto Sans', 'Droid Sans', 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40d0" officeooo:paragraph-rsid="000940d0"/>
    </style:style>
    <style:style style:name="P2" style:family="paragraph" style:parent-style-name="Preformatted_20_Text">
      <loext:graphic-properties draw:fill="solid" draw:fill-color="#2a2734" draw:opacity="100%"/>
      <style:paragraph-properties fo:margin-left="0cm" fo:margin-right="0cm" fo:margin-top="0cm" fo:margin-bottom="0.499cm" loext:contextual-spacing="false" fo:line-height="150%" fo:text-align="start" style:justify-single-word="false" fo:orphans="2" fo:widows="2" fo:text-indent="0cm" style:auto-text-indent="false" fo:background-color="#2a2734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loext:graphic-properties draw:fill="solid" draw:fill-color="#2a2734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2a2734" fo:padding="0cm" fo:border="none"/>
    </style:style>
    <style:style style:name="P6" style:family="paragraph" style:parent-style-name="Text_20_body">
      <style:paragraph-properties fo:margin-left="0cm" fo:margin-right="0cm" style:line-height-at-least="0.847cm" fo:text-align="start" style:justify-single-word="false" fo:orphans="2" fo:widows="2" fo:text-indent="0cm" style:auto-text-indent="false"/>
      <style:text-properties fo:font-variant="normal" fo:text-transform="none" fo:color="#383640" style:font-name="Merriweather Sans" fo:letter-spacing="normal" fo:font-style="normal" fo:font-weight="normal"/>
    </style:style>
    <style:style style:name="P7" style:family="paragraph" style:parent-style-name="Text_20_body">
      <style:paragraph-properties fo:margin-left="0cm" fo:margin-right="0cm" style:line-height-at-least="0.847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system-ui" fo:font-size="11.25pt" fo:letter-spacing="normal" fo:font-style="normal" fo:font-weight="normal"/>
    </style:style>
    <style:style style:name="P9" style:family="paragraph" style:parent-style-name="Preformatted_20_Text">
      <loext:graphic-properties draw:fill="solid" draw:fill-color="#2a2734" draw:opacity="100%"/>
      <style:paragraph-properties fo:margin-top="0cm" fo:margin-bottom="0.499cm" loext:contextual-spacing="false" fo:line-height="150%" fo:text-align="start" style:justify-single-word="false" fo:orphans="2" fo:widows="2" fo:background-color="#2a2734" fo:padding="0cm" fo:border="none"/>
    </style:style>
    <style:style style:name="P10" style:family="paragraph" style:parent-style-name="Preformatted_20_Text">
      <loext:graphic-properties draw:fill="solid" draw:fill-color="#2a2734" draw:opacity="100%"/>
      <style:paragraph-properties fo:line-height="150%" fo:text-align="start" style:justify-single-word="false" fo:orphans="2" fo:widows="2" fo:background-color="#2a2734" fo:padding="0cm" fo:border="none"/>
    </style:style>
    <style:style style:name="P11" style:family="paragraph" style:parent-style-name="Standard">
      <style:text-properties officeooo:rsid="000940d0" officeooo:paragraph-rsid="000940d0"/>
    </style:style>
    <style:style style:name="P12" style:family="paragraph" style:parent-style-name="Text_20_body">
      <style:text-properties officeooo:rsid="000940d0" officeooo:paragraph-rsid="000940d0"/>
    </style:style>
    <style:style style:name="P13" style:family="paragraph" style:parent-style-name="Standard">
      <style:text-properties fo:font-variant="normal" fo:text-transform="none" fo:color="#383640" style:font-name="Merriweather Sans" fo:font-size="12pt" fo:letter-spacing="normal" fo:font-style="normal" fo:font-weight="normal" officeooo:rsid="000940d0" officeooo:paragraph-rsid="000940d0"/>
    </style:style>
    <style:style style:name="P14" style:family="paragraph" style:parent-style-name="Text_20_body">
      <style:text-properties fo:font-variant="normal" fo:text-transform="none" fo:color="#383640" style:font-name="Merriweather Sans" fo:font-size="12pt" fo:letter-spacing="normal" fo:font-style="normal" fo:font-weight="normal" officeooo:rsid="000940d0" officeooo:paragraph-rsid="000940d0"/>
    </style:style>
    <style:style style:name="P15" style:family="paragraph" style:parent-style-name="Heading_20_2">
      <style:text-properties fo:font-variant="normal" fo:text-transform="none" fo:color="#383640" style:font-name="Merriweather Sans" fo:font-size="12pt" fo:letter-spacing="normal" fo:font-style="normal" fo:font-weight="normal" officeooo:rsid="000940d0" officeooo:paragraph-rsid="000940d0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42729" style:font-name="system-ui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var ff-mono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569cff" style:font-name="Consolas" fo:font-size="14pt" fo:letter-spacing="normal" fo:font-style="normal" fo:font-weight="normal" fo:background-color="#2a2734" loext:char-shading-value="0" loext:padding="0cm" loext:border="none"/>
    </style:style>
    <style:style style:name="T5" style:family="text">
      <style:text-properties fo:font-variant="normal" fo:text-transform="none" fo:color="#b9d0fa" style:font-name="Consolas" fo:font-size="14pt" fo:letter-spacing="normal" fo:font-style="normal" fo:font-weight="normal" fo:background-color="#2a2734" loext:char-shading-value="0" loext:padding="0cm" loext:border="none"/>
    </style:style>
    <style:style style:name="T6" style:family="text">
      <style:text-properties fo:font-variant="normal" fo:text-transform="none" fo:color="#383640" style:font-name="Merriweather Sans" fo:font-size="12pt" fo:letter-spacing="normal" fo:font-style="normal" fo:font-weight="normal"/>
    </style:style>
    <style:style style:name="T7" style:family="text">
      <style:text-properties fo:font-variant="normal" fo:text-transform="none" fo:color="#383640" fo:letter-spacing="normal"/>
    </style:style>
    <style:style style:name="T8" style:family="text">
      <style:text-properties fo:font-variant="normal" fo:text-transform="none" fo:color="#000000" style:font-name="Merriweather Sans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Merriweather Sans" fo:font-size="12pt" fo:letter-spacing="normal" fo:font-style="normal" fo:font-weight="bold"/>
    </style:style>
    <style:style style:name="T10" style:family="text">
      <style:text-properties fo:font-variant="normal" fo:text-transform="none" fo:color="#000000" style:font-name="Merriweather Sans" fo:letter-spacing="normal" fo:font-style="normal" fo:font-weight="bold"/>
    </style:style>
    <style:style style:name="T11" style:family="text">
      <style:text-properties fo:font-variant="normal" fo:text-transform="none" fo:color="#6c6783" style:font-name="Consolas" fo:font-size="14pt" fo:letter-spacing="normal" fo:font-style="normal" fo:font-weight="normal" fo:background-color="#2a2734" loext:char-shading-value="0" loext:padding="0cm" loext:border="none"/>
    </style:style>
    <style:style style:name="T12" style:family="text">
      <style:text-properties fo:font-variant="normal" fo:text-transform="none" fo:color="#42e081" style:font-name="Consolas" fo:font-size="14pt" fo:letter-spacing="normal" fo:font-style="normal" fo:font-weight="normal" fo:background-color="#2a2734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ocê pode utilizar o seguinte comando:</text:p>
      <text:p text:style-name="P3"><text:span text:style-name="Source_20_Text"><text:span text:style-name="T1">git reset HEAD~1</text:span></text:span></text:p>
      <text:p text:style-name="P4"><text:span text:style-name="T2">Isso retornará para o último commit, mas deixando as modificações no arquivo em estado </text:span><text:span text:style-name="Source_20_Text"><text:span text:style-name="T3">unstaged</text:span></text:span><text:span text:style-name="T2">. Caso você queira apagar as alterações, o comando é:</text:span></text:p>
      <text:p text:style-name="P3"><text:span text:style-name="Source_20_Text"><text:span text:style-name="T1">git reset --hard HEAD~1</text:span></text:span></text:p>
      <text:p text:style-name="Standard"/>
      <text:p text:style-name="Standard"/>
      <text:p text:style-name="Standard"/>
      <text:p text:style-name="Standard"/>
      <text:p text:style-name="Standard"><text:a xlink:type="simple" xlink:href="https://metring.com.br/git-desfazendo-mudancas-locais#:~:text=Até%20que%20você%20%22dê%20push,utilize%3A%20git%20clean%20%2Dfd" text:style-name="Internet_20_link" text:visited-style-name="Visited_20_Internet_20_Link">https://metring.com.br/git-desfazendo-mudancas-locais#:~:text=At%C3%A9%20que%20voc%C3%AA%20%22d%C3%AA%20push,utilize%3A%20git%20clean%20%2Dfd</text:a>.</text:p>
      <text:p text:style-name="P11"/>
      <text:p text:style-name="P1"><text:span text:style-name="Source_20_Text"><text:span text:style-name="T4">git</text:span></text:span><text:span text:style-name="Source_20_Text"><text:span text:style-name="T5"> </text:span></text:span><text:span text:style-name="Source_20_Text"><text:span text:style-name="T4">add</text:span></text:span><text:span text:style-name="Source_20_Text"><text:span text:style-name="T5"> index.html</text:span></text:span></text:p>
      <text:p text:style-name="P9"><text:span text:style-name="Source_20_Text"><text:span text:style-name="T4">git</text:span></text:span><text:span text:style-name="Source_20_Text"><text:span text:style-name="T5"> stash</text:span></text:span></text:p>
      <text:p text:style-name="P11"><text:span text:style-name="T6">O comando </text:span><text:span text:style-name="Strong_20_Emphasis"><text:span text:style-name="T8">git stash</text:span></text:span><text:span text:style-name="T7"> </text:span><text:span text:style-name="T6">salva todas as alterações atuais em arquivos adicionados no local e joga essas alterações em uma lista, deixando o repositório no mesmo estado do último commit.</text:span></text:p>
      <text:p text:style-name="P13"/>
      <text:p text:style-name="P14">Para retornar as alterações em stash de volta para a área de trabalho, utilize:</text:p>
      <text:p text:style-name="P2"><text:span text:style-name="Source_20_Text"><text:span text:style-name="T4">git</text:span></text:span><text:span text:style-name="Source_20_Text"><text:span text:style-name="T5"> stash pop</text:span></text:span></text:p>
      <text:p text:style-name="P13"/>
      <text:p text:style-name="P13"/>
      <text:h text:style-name="P15" text:outline-level="2">Desfazendo alterações locais sem salvar</text:h>
      <text:p text:style-name="P6">Se você quer desfazer permanentemente as alterações locais antes do commit, dê uma olhada nas situações que organizei abaixo e veja em qual delas você se aplica:</text:p>
      <text:p text:style-name="P7"><text:span text:style-name="Strong_20_Emphasis"><text:span text:style-name="T10">Para desfazer um git add:</text:span></text:span></text:p>
      <text:p text:style-name="P5"><text:span text:style-name="Source_20_Text"><text:span text:style-name="T11"># Defazer git add . (todos os arquivos)</text:span></text:span></text:p>
      <text:p text:style-name="P10"><text:span text:style-name="Source_20_Text"><text:span text:style-name="T4">git</text:span></text:span><text:span text:style-name="Source_20_Text"><text:span text:style-name="T5"> reset</text:span></text:span></text:p>
      <text:p text:style-name="P10"/>
      <text:p text:style-name="P10"><text:span text:style-name="Source_20_Text"><text:span text:style-name="T11"># Desfazer git add &lt;arquivo&gt;</text:span></text:span></text:p>
      <text:p text:style-name="P9"><text:span text:style-name="Source_20_Text"><text:span text:style-name="T4">git</text:span></text:span><text:span text:style-name="Source_20_Text"><text:span text:style-name="T5"> reset </text:span></text:span><text:span text:style-name="Source_20_Text"><text:span text:style-name="T12">&lt;</text:span></text:span><text:span text:style-name="Source_20_Text"><text:span text:style-name="T5">arquivo</text:span></text:span><text:span text:style-name="Source_20_Text"><text:span text:style-name="T12">&gt;</text:span></text:span></text:p>
      <text:p text:style-name="P12"><text:span text:style-name="Strong_20_Emphasis"><text:span text:style-name="T9">Cuidado, este comando faz você perder as alterações que fez nos arquivos locais:</text:span></text:span><text:span text:style-name="T6"> </text:span><text:span text:style-name="Strong_20_Emphasis"><text:span text:style-name="T9">Para desfazer todas as alterações locais, retornando para o estado do último commit local:</text:span></text:span></text:p>
      <text:p text:style-name="P5"><text:span text:style-name="Source_20_Text"><text:span text:style-name="T11"># Desfazer alterações de um arquivo específico</text:span></text:span></text:p>
      <text:p text:style-name="P10"><text:soft-page-break/><text:span text:style-name="Source_20_Text"><text:span text:style-name="T4">git</text:span></text:span><text:span text:style-name="Source_20_Text"><text:span text:style-name="T5"> checkout -- </text:span></text:span><text:span text:style-name="Source_20_Text"><text:span text:style-name="T12">&lt;</text:span></text:span><text:span text:style-name="Source_20_Text"><text:span text:style-name="T5">arquivo</text:span></text:span><text:span text:style-name="Source_20_Text"><text:span text:style-name="T12">&gt;</text:span></text:span></text:p>
      <text:p text:style-name="P10"/>
      <text:p text:style-name="P10"><text:span text:style-name="Source_20_Text"><text:span text:style-name="T11"># Desfazer alterações de todos os arquivos locais</text:span></text:span></text:p>
      <text:p text:style-name="P9"><text:span text:style-name="Source_20_Text"><text:span text:style-name="T4">git</text:span></text:span><text:span text:style-name="Source_20_Text"><text:span text:style-name="T5"> reset --hard</text:span>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Andale Mono WT', 'Andale Mono', 'Lucida Console', 'Lucida Sans Typewriter', 'DejaVu Sans Mono', 'Bitstream Vera Sans Mono', 'Liberation Mono', 'Nimbus Mono L', 'Courier New', Courier, monospace"/>
    <style:font-face style:name="Lohit Devanagari1" svg:font-family="'Lohit Devanagari'"/>
    <style:font-face style:name="Merriweather Sans" svg:font-family="'Merriweather Sans', sans-serif"/>
    <style:font-face style:name="Montserrat" svg:font-family="Montserrat, sans-serif"/>
    <style:font-face style:name="inherit" svg:font-family="inherit"/>
    <style:font-face style:name="system-ui" svg:font-family="system-ui, apple-system, BlinkMacSystemFont, 'Segoe UI', Ubuntu, Roboto, 'Noto Sans', 'Droid Sans', sans-serif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51:32.234662311</meta:creation-date>
    <dc:date>2021-05-13T15:01:29.498594718</dc:date>
    <meta:editing-duration>PT9M5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196" meta:character-count="1293" meta:non-whitespace-character-count="1121"/>
  </office:meta>
</office:document-meta>
</file>